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Helvetica, Arial, sans-serif" style:font-family-generic="roman" style:font-pitch="variable"/>
    <style:font-face style:name="apple-system" svg:font-family="apple-system, BlinkMacSystemFont, 'Segoe UI', Roboto, Helvetica, Arial, sans-serif, 'Apple Color Emoji', 'Segoe UI Emoji', 'Segoe UI Symbol'" style:font-family-generic="roman" style:font-pitch="variable"/>
    <style:font-face style:name="sans-serif" svg:font-family="sans-serif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Heading_20_4">
      <style:paragraph-properties fo:text-align="start" style:justify-single-word="false" style:writing-mode="lr-tb"/>
    </style:style>
    <style:style style:name="P3" style:family="paragraph" style:parent-style-name="Heading_20_4">
      <style:paragraph-properties fo:text-align="start" style:justify-single-word="false" style:writing-mode="lr-tb"/>
      <style:text-properties officeooo:rsid="000f1a1e" officeooo:paragraph-rsid="000f1a1e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ans-serif" fo:font-size="17.5pt" style:font-size-asian="17.5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sans-serif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f1a1e" officeooo:paragraph-rsid="000f1a1e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style:font-name="sans-serif" fo:font-size="17.5pt" style:font-size-asian="17.5pt"/>
    </style:style>
    <style:style style:name="T2" style:family="text">
      <style:text-properties style:font-name="sans-serif" fo:font-size="17.5pt" fo:font-weight="bold" style:font-size-asian="17.5pt" style:font-weight-asian="bold"/>
    </style:style>
    <style:style style:name="T3" style:family="text">
      <style:text-properties style:font-name="sans-serif" fo:font-size="12pt" style:font-size-asian="12pt" style:font-size-complex="11pt"/>
    </style:style>
    <style:style style:name="T4" style:family="text">
      <style:text-properties style:font-name="sans-serif" fo:font-size="11pt" style:font-size-asian="11pt" style:font-size-complex="11pt"/>
    </style:style>
    <style:style style:name="T5" style:family="text">
      <style:text-properties style:font-name="sans-serif" fo:font-size="11pt" style:font-size-asian="11pt" style:font-size-complex="11pt" fo:background-color="#ffff00"/>
    </style:style>
    <style:style style:name="T6" style:family="text">
      <style:text-properties style:font-name="sans-serif" fo:font-size="18pt" style:font-size-asian="18pt" style:font-size-complex="11pt"/>
    </style:style>
    <style:style style:name="T7" style:family="text">
      <style:text-properties fo:font-variant="normal" fo:text-transform="none" fo:color="#0088cc" style:text-line-through-style="none" style:text-line-through-type="none" style:font-name="Helvetica Neue" fo:font-size="13pt" fo:letter-spacing="normal" fo:font-style="normal" style:text-underline-style="none" fo:font-weight="normal" style:text-blinking="false" style:font-size-asian="13pt" style:font-style-asian="normal" style:font-weight-asian="normal"/>
    </style:style>
    <style:style style:name="T8" style:family="text">
      <style:text-properties fo:font-variant="normal" fo:text-transform="none" fo:color="#000000" style:font-name="apple-system" fo:font-size="16.5pt" fo:letter-spacing="normal" fo:font-style="normal" fo:font-weight="normal" style:font-size-asian="16.5pt" style:font-style-asian="normal" style:font-weight-asian="normal"/>
    </style:style>
    <style:style style:name="T9" style:family="text">
      <style:text-properties fo:font-variant="normal" fo:text-transform="none" fo:color="#333333" style:font-name="apple-system" fo:font-size="11.5pt" fo:letter-spacing="normal" fo:font-style="normal" fo:font-weight="normal" style:font-size-asian="11.5pt" style:font-style-asian="normal" style:font-weight-asian="normal"/>
    </style:style>
    <style:style style:name="T10" style:family="text">
      <style:text-properties fo:font-variant="normal" fo:text-transform="none" fo:color="#400291" style:font-name="Open Sans" fo:font-size="13.5pt" fo:letter-spacing="normal" fo:font-style="normal" fo:font-weight="normal" style:font-size-asian="13.5pt" style:font-style-asian="normal" style:font-weight-asian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>UIUC</text:p>
      <text:p text:style-name="P4"/>
      <text:p text:style-name="P4">Being relatively new to NLP, I want to delve deeper into this field by associating myself with Dr. Julia Hockenmaier’s NLP research group and focus on cognitive tasks of NLP so that I can apply that knowledge to other fields.</text:p>
      <text:p text:style-name="P4"/>
      <text:p text:style-name="P4">UCSD</text:p>
      <text:p text:style-name="P4"/>
      <text:p text:style-name="P4">Today, I’m better prepared to constantly push myself and test my limits and bring with me the</text:p>
      <text:p text:style-name="P4">tenacity for eminence, to the Master of Science in Computer Science (with a focus on Artificial</text:p>
      <text:p text:style-name="P4">Intelligence) at the University of California San Diego. Courses such as Healthcare Robotics, Data</text:p>
      <text:p text:style-name="P4">Mining, and Predictive Analysis, and Automated Reasoning in AI would entrench a thorough</text:p>
      <text:p text:style-name="P4">understanding of the domain, and equip me with insights about relevant industry best practices. I</text:p>
      <text:p text:style-name="P4">am intrigued by the research work of Prof. Michael Yip’s Robot Autonomy for Surgery. Equally</text:p>
      <text:p text:style-name="P4">enticing is the research expertise of Professor Laurel Riek and his work on Synthesizing Social</text:p>
      <text:p text:style-name="P4">Robot Behaviors for Personalized Neurorehabilitation and Beyond. I believe that the guidance of</text:p>
      <text:p text:style-name="P4">these professors will help me attain an in-depth understanding about the field of AI for healthcare.</text:p>
      <text:p text:style-name="P4">I am also excited to be associated with the Society for Women in Graduate studies and the STEM</text:p>
      <text:p text:style-name="P4">field.</text:p>
      <text:p text:style-name="P4"/>
      <text:p text:style-name="P4"/>
      <text:h text:style-name="P1" text:outline-level="1">Taylor Berg-Kirkpatrick</text:h>
      <text:p text:style-name="P4">Paper - <text:a xlink:type="simple" xlink:href="https://arxiv.org/pdf/2110.00687.pdf" text:style-name="Internet_20_link" text:visited-style-name="Visited_20_Internet_20_Link">Investigating Robustness of Dialog Models to Popular Figurative Language Constructs </text:a></text:p>
      <text:p text:style-name="P4"/>
      <text:p text:style-name="P4">Julian McAuley</text:p>
      <text:p text:style-name="P4"><text:span text:style-name="T1">Unsupervised Enrichment of Persona-grounded Dialog</text:span><text:line-break/><text:span text:style-name="T1">with Background Stories</text:span></text:p>
      <text:p text:style-name="P5"/>
      <text:p text:style-name="P4"><text:span text:style-name="T2">Recommendation on live-streaming platforms: Dynamic availability and repeat consumption</text:span></text:p>
      <text:p text:style-name="P4"/>
      <text:p text:style-name="P4">ASU</text:p>
      <text:p text:style-name="P4"><text:span text:style-name="T3">Chitta Baral - </text:span><text:span text:style-name="T4">Translating Simple Legal Text to Formal Representations</text:span></text:p>
      <text:p text:style-name="P6"/>
      <text:p text:style-name="P4"><text:span text:style-name="T4">Eduardo Blanco – research <text:s/>in nlp with focus in computational semantics on causal relation extraction</text:span></text:p>
      <text:p text:style-name="P6"/>
      <text:p text:style-name="P6"/>
      <text:p text:style-name="P4"><text:span text:style-name="T4">NEU </text:span></text:p>
      <text:p text:style-name="P6"/>
      <text:h text:style-name="P1" text:outline-level="1"><text:bookmark text:name="site-title"/><text:a xlink:type="simple" xlink:href="https://nlp.khoury.northeastern.edu/" text:style-name="Internet_20_link" text:visited-style-name="Visited_20_Internet_20_Link"><text:span text:style-name="T4">Northeastern NLP </text:span></text:a><text:a xlink:type="simple" xlink:href="https://nlp.khoury.northeastern.edu/" text:style-name="Internet_20_link" text:visited-style-name="Visited_20_Internet_20_Link"><text:span text:style-name="T6">Natural Language Processing Research Group</text:span></text:a></text:h>
      <text:p text:style-name="P6"/>
      <text:p text:style-name="P6"/>
      <text:p text:style-name="P6"/>
      <text:p text:style-name="P4"><text:soft-page-break/><text:span text:style-name="T5">Javed Aslam </text:span><text:span text:style-name="T4">- </text:span>A Pipeline for Optimizing F1-Measure in Multi-label Text Classification</text:p>
      <text:h text:style-name="P1" text:outline-level="1">Analysis and Evaluation of Measures of Retrieval Performance</text:h>
      <text:p text:style-name="P4"/>
      <text:p text:style-name="P6"/>
      <text:p text:style-name="P4"><text:span text:style-name="T4">Ghita Amor-Tijani</text:span></text:p>
      <text:p text:style-name="P4"><text:span text:style-name="T4">Timothy W. Bickmore - </text:span>Conversational Agents to Improve Quality of Life in Palliative Care </text:p>
      <text:p text:style-name="P4"><text:span text:style-name="T5">Virgil Pavlu - </text:span>One of his projects addresses the representability of text documents in high-dimensional spaces, the study of similarity and distance notions, and the active learning application to crowdsourcing methodologies for obtaining such representation.</text:p>
      <text:p text:style-name="P4"/>
      <text:p text:style-name="P4">UPENN</text:p>
      <text:p text:style-name="P4"/>
      <text:p text:style-name="P4"/>
      <text:section text:style-name="Sect1" text:name="TextSection">
        <text:h text:style-name="Heading_20_1" text:outline-level="1"><text:bookmark text:name="site-title1"/><text:a xlink:type="simple" xlink:href="https://priml.upenn.edu/" text:style-name="Internet_20_link" text:visited-style-name="Visited_20_Internet_20_Link">Penn Research in Machine Learning</text:a> </text:h>
      </text:section>
      <text:section text:style-name="Sect1" text:name="Section1">
        <text:p text:style-name="P4"><text:span text:style-name="Strong_20_Emphasis">Machine learning in natural language processing</text:span></text:p>
        <text:p text:style-name="P4"><text:span text:style-name="Strong_20_Emphasis"/></text:p>
        <text:p text:style-name="P4"><text:span text:style-name="Strong_20_Emphasis">Cognitive computation group – Information extraction, Semantic Parsing </text:span></text:p>
        <text:p text:style-name="P4"><text:span text:style-name="Strong_20_Emphasis"/></text:p>
        <text:p text:style-name="P4"><text:span text:style-name="Strong_20_Emphasis">kearns – algorithmic trading and quant finance</text:span></text:p>
        <text:p text:style-name="P4"><text:span text:style-name="Strong_20_Emphasis"/></text:p>
        <text:p text:style-name="P4"><text:span text:style-name="Strong_20_Emphasis"/></text:p>
        <text:p text:style-name="P4"><text:span text:style-name="Strong_20_Emphasis">NCSU</text:span></text:p>
        <text:p text:style-name="P4"><text:span text:style-name="Strong_20_Emphasis"/></text:p>
        <text:p text:style-name="P4"><text:span text:style-name="Strong_20_Emphasis">password - Aayush@12042000</text:span></text:p>
        <text:p text:style-name="P4"><text:span text:style-name="Strong_20_Emphasis"/></text:p>
        <text:p text:style-name="P4"><text:span text:style-name="Strong_20_Emphasis">USC</text:span></text:p>
        <text:p text:style-name="P4"><text:span text:style-name="Strong_20_Emphasis"><text:s/></text:span></text:p>
        <text:p text:style-name="P4"><text:span text:style-name="Strong_20_Emphasis"/></text:p>
        <text:p text:style-name="P4"><text:span text:style-name="Strong_20_Emphasis">LUKA LAB</text:span></text:p>
        <text:p text:style-name="P4"><text:span text:style-name="Strong_20_Emphasis">Dr. Muhao chen - </text:span><text:span text:style-name="Strong_20_Emphasis"><text:span text:style-name="T7">Indirect Supervision for Knowledge Acquisition (ongoing research)</text:span></text:span></text:p>
        <text:p text:style-name="P4"><text:span text:style-name="Strong_20_Emphasis"/></text:p>
        <text:h text:style-name="P2" text:outline-level="4"><text:span text:style-name="Strong_20_Emphasis"><text:span text:style-name="T8">Dr.Anna Farzindar - </text:span></text:span><text:span text:style-name="Strong_20_Emphasis"><text:span text:style-name="T9">Applied Natural Language Processing</text:span></text:span><text:span text:style-name="Strong_20_Emphasis"><text:span text:style-name="T8"> (she teaches)</text:span></text:span></text:h>
        <text:p text:style-name="P9"><text:span text:style-name="Strong_20_Emphasis"><text:span text:style-name="T8">Onogoing research in NLP</text:span></text:span></text:p>
        <text:p text:style-name="P4"><text:span text:style-name="Strong_20_Emphasis"/></text:p>
        <text:p text:style-name="P4"><text:span text:style-name="Strong_20_Emphasis">DR. Nanyun Peng - </text:span><text:span text:style-name="Strong_20_Emphasis"><text:span text:style-name="T10">Cross-Lingual Event &amp; Argument Retrieval</text:span></text:span></text:p>
        <text:p text:style-name="P4"><text:span text:style-name="Strong_20_Emphasis"/></text:p>
        <text:p text:style-name="P4"/>
        <text:p text:style-name="P4"/>
        <text:p text:style-name="P4">UMASS<text:line-break/></text:p>
        <text:p text:style-name="P4"><text:soft-page-break/><text:a xlink:type="simple" xlink:href="http://ciir.cs.umass.edu/" text:style-name="Internet_20_link" text:visited-style-name="Visited_20_Internet_20_Link">Center for Intelligent Information Retrieval</text:a> -<text:bookmark text:name="page-title"/>Dynamic Contextual Explanation of Search Results (Defuddle) - <text:a xlink:type="simple" xlink:href="http://ciir.cs.umass.edu/~allan/" text:style-name="Internet_20_link" text:visited-style-name="Visited_20_Internet_20_Link">James Allan</text:a>,</text:p>
        <text:p text:style-name="P4"/>
        <text:h text:style-name="P2" text:outline-level="4">Cross-Language Information Retrieval - <text:a xlink:type="simple" xlink:href="https://people.cs.umass.edu/~rahimi/index.html" text:style-name="Internet_20_link" text:visited-style-name="Visited_20_Internet_20_Link">Razieh Negin Rahimi</text:a></text:h>
        <text:p text:style-name="P4"/>
        <text:p text:style-name="P4"/>
        <text:p text:style-name="P7">STONY BROOK</text:p>
        <text:p text:style-name="P7"/>
        <text:h text:style-name="P3" text:outline-level="4">Niranjan Balasubramanian -<text:a xlink:type="simple" xlink:href="http://pria.cs.stonybrook.edu/" text:style-name="Internet_20_link" text:visited-style-name="Visited_20_Internet_20_Link">Private Intelligence Assistance</text:a>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Helvetica, Arial, sans-serif" style:font-family-generic="roman" style:font-pitch="variable"/>
    <style:font-face style:name="apple-system" svg:font-family="apple-system, BlinkMacSystemFont, 'Segoe UI', Roboto, Helvetica, Arial, sans-serif, 'Apple Color Emoji', 'Segoe UI Emoji', 'Segoe UI Symbol'" style:font-family-generic="roman" style:font-pitch="variable"/>
    <style:font-face style:name="sans-serif" svg:font-family="sans-serif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29:47</meta:creation-date>
    <dc:language>en-IN</dc:language>
    <dc:date>2021-12-22T20:35:43.825477632</dc:date>
    <meta:editing-cycles>18</meta:editing-cycles>
    <meta:editing-duration>P1DT22H35M10S</meta:editing-duration>
    <meta:generator>LibreOffice/6.4.7.2$Linux_X86_64 LibreOffice_project/40$Build-2</meta:generator>
    <meta:document-statistic meta:table-count="0" meta:image-count="0" meta:object-count="0" meta:page-count="3" meta:paragraph-count="48" meta:word-count="427" meta:character-count="2954" meta:non-whitespace-character-count="2563"/>
  </office:meta>
</office:document-meta>
</file>